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opendate15min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opendate</text:p>
          </table:table-cell>
          <table:table-cell office:value-type="string" calcext:value-type="string">
            <text:p>n° tickets_open</text:p>
          </table:table-cell>
        </table:table-row>
        <table:table-row table:style-name="ro1">
          <table:table-cell office:value-type="string" calcext:value-type="string">
            <text:p>2019-07-01 00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1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06:3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01 06:4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1 07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1 07:1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01 07:30: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9-07-01 07:45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9-07-01 08:00: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7-01 08:15:0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9-07-01 08:30: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9-07-01 08:45:0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19-07-01 09:00: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9-07-01 09:15: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9-07-01 09:30:0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9-07-01 09:45: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9-07-01 10:00: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9-07-01 10:15: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9-07-01 10:30:0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9-07-01 10:45: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9-07-01 11:00: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9-07-01 11:15: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9-07-01 11:30: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9-07-01 11:45: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9-07-01 12:00:0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9-07-01 12:15:0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9-07-01 12:30: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9-07-01 12:45:0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9-07-01 13:00: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9-07-01 13:15: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9-07-01 13:30: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9-07-01 13:45: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9-07-01 14:00: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9-07-01 14:15: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9-07-01 14:30: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9-07-01 14:45: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9-07-01 15:00: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07-01 15:15: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9-07-01 15:30: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9-07-01 15:45: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9-07-01 16:00: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9-07-01 16:15: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9-07-01 16:30: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9-07-01 16:45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9-07-01 17:00: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9-07-01 17:15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9-07-01 17:30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9-07-01 17:45: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9-07-01 18:00: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9-07-01 18:15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9-07-01 18:30: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9-07-01 18:45: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9-07-01 19:00: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9-07-01 19:15: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9-07-01 19:30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9-07-01 19:45: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9-07-01 20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1 20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1 20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1 20:45: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9-07-01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21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1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22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1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1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06:4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2 07:00: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9-07-02 07:15: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9-07-02 07:30: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9-07-02 07:45: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9-07-02 08:00: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9-07-02 08:15: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9-07-02 08:30:0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9-07-02 08:45: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9-07-02 09:00: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9-07-02 09:15: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9-07-02 09:30: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9-07-02 09:45:0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9-07-02 10:00: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9-07-02 10:15: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9-07-02 10:30:0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19-07-02 10:45: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9-07-02 11:00: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9-07-02 11:15: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9-07-02 11:30: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9-07-02 11:45: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9-07-02 12:00: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9-07-02 12:15: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9-07-02 12:30: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9-07-02 12:45:0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19-07-02 13:00:0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9-07-02 13:15: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9-07-02 13:30: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9-07-02 13:45: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9-07-02 14:00: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9-07-02 14:15: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07-02 14:30: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9-07-02 14:45: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9-07-02 15:00: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9-07-02 15:15: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9-07-02 15:30: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9-07-02 15:45: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9-07-02 16:00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9-07-02 16:15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9-07-02 16:30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9-07-02 16:45: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9-07-02 17:00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9-07-02 17:15: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9-07-02 17:30: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9-07-02 17:45: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9-07-02 18:00: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9-07-02 18:15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9-07-02 18:30: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9-07-02 18:45: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9-07-02 19:00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9-07-02 19:15: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9-07-02 19:30: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9-07-02 19:45: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9-07-02 20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7-02 2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2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21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2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23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2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2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0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3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6:4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7-03 07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07:15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9-07-03 07:30: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9-07-03 07:45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9-07-03 08:00: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9-07-03 08:15: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9-07-03 08:30: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9-07-03 08:45: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9-07-03 09:00: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9-07-03 09:15: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9-07-03 09:30: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9-07-03 09:45: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9-07-03 10:00: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9-07-03 10:15: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9-07-03 10:30: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9-07-03 10:45: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9-07-03 11:00: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9-07-03 11:15: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9-07-03 11:30: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9-07-03 11:45: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9-07-03 12:00: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9-07-03 12:15: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9-07-03 12:30:0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9-07-03 12:45: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9-07-03 13:00: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9-07-03 13:15: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9-07-03 13:30: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9-07-03 13:45:0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9-07-03 14:00: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9-07-03 14:15: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9-07-03 14:30: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9-07-03 14:45: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9-07-03 15:00: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9-07-03 15:15: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9-07-03 15:30: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9-07-03 15:45: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9-07-03 16:00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9-07-03 16:15: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9-07-03 16:30: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9-07-03 16:45: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9-07-03 17:00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9-07-03 17:15: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9-07-03 17:30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9-07-03 17:45: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9-07-03 18:00: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9-07-03 18:15: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9-07-03 18:30: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9-07-03 18:45: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9-07-03 19:00: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9-07-03 19:15: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9-07-03 19:30: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9-07-03 19:45: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9-07-03 20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03 2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20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3 20:4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3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22:3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9-07-03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3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6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07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04 07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4 07:30: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9-07-04 07:45: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9-07-04 08:00: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9-07-04 08:15: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9-07-04 08:30: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9-07-04 08:45: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9-07-04 09:00: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9-07-04 09:15: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9-07-04 09:30: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9-07-04 09:45: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9-07-04 10:00: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9-07-04 10:15: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9-07-04 10:30: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9-07-04 10:45: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9-07-04 11:00: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9-07-04 11:15: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9-07-04 11:30: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9-07-04 11:45: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9-07-04 12:00: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9-07-04 12:15: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9-07-04 12:30: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07-04 12:45: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9-07-04 13:00: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9-07-04 13:15: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9-07-04 13:30: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9-07-04 13:45: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9-07-04 14:00: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9-07-04 14:15: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9-07-04 14:30: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9-07-04 14:45: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9-07-04 15:00: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9-07-04 15:15: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9-07-04 15:30: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9-07-04 15:45: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9-07-04 16:00: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9-07-04 16:15: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9-07-04 16:30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9-07-04 16:45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9-07-04 17:00: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9-07-04 17:15: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9-07-04 17:30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9-07-04 17:45: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9-07-04 18:00: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9-07-04 18:15: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9-07-04 18:30: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9-07-04 18:45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9-07-04 19:00: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9-07-04 19:15: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9-07-04 19:30: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9-07-04 19:45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9-07-04 2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20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4 2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4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05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5 05:3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05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06:1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05 06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5 06:4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05 07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05 07:1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9-07-05 07:30: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9-07-05 07:45: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9-07-05 08:00:0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9-07-05 08:15: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9-07-05 08:30: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9-07-05 08:45: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9-07-05 09:00: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9-07-05 09:15:0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9-07-05 09:30: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9-07-05 09:45:0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9-07-05 10:00: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7-05 10:15:0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9-07-05 10:30: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9-07-05 10:45: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9-07-05 11:00: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9-07-05 11:15: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9-07-05 11:30: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7-05 11:45: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9-07-05 12:00: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9-07-05 12:15:0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9-07-05 12:30: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9-07-05 12:45: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9-07-05 13:00: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9-07-05 13:15: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9-07-05 13:30: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9-07-05 13:45:0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9-07-05 14:00: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9-07-05 14:15: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9-07-05 14:30: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9-07-05 14:45: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9-07-05 15:00: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9-07-05 15:15: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9-07-05 15:30: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9-07-05 15:45: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9-07-05 16:00: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9-07-05 16:15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9-07-05 16:30: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9-07-05 16:45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9-07-05 17:00: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9-07-05 17:15: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9-07-05 17:30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9-07-05 17:45: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9-07-05 18:00: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9-07-05 18:15: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9-07-05 18:30: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9-07-05 18:45: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9-07-05 19:00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9-07-05 19:15: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9-07-05 19:30: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9-07-05 19:45: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9-07-05 20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05 2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2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5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6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7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7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07:3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06 07:45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9-07-06 08:00: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9-07-06 08:15:0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9-07-06 08:30: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9-07-06 08:45: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9-07-06 09:00: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9-07-06 09:15: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9-07-06 09:30: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9-07-06 09:45: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9-07-06 10:00: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9-07-06 10:15: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9-07-06 10:30: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07-06 10:45: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9-07-06 11:00: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9-07-06 11:15: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9-07-06 11:30: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9-07-06 11:45: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9-07-06 12:00: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9-07-06 12:15: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9-07-06 12:30: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9-07-06 12:45: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9-07-06 13:00: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9-07-06 13:15: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9-07-06 13:30: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9-07-06 13:45: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9-07-06 14:00: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9-07-06 14:15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9-07-06 14:30: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9-07-06 14:4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9-07-06 15:00: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9-07-06 15:1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06 1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1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1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1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1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16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17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17:1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9-07-06 17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17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18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18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18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1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19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19:1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9-07-06 19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19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2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2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2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6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6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7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7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7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7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8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8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8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9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7 09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9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09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6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7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7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7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7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8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8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8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9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9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9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19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2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2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2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21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7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22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7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7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6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8 06:1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08 0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6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07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08 07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8 07:30: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9-07-08 07:45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9-07-08 08:00: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9-07-08 08:15: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9-07-08 08:30:0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9-07-08 08:45: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9-07-08 09:00:0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2019-07-08 09:15: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9-07-08 09:30: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9-07-08 09:45: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9-07-08 10:00: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9-07-08 10:15: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9-07-08 10:30: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9-07-08 10:45:0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9-07-08 11:00: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9-07-08 11:15: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9-07-08 11:30: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9-07-08 11:45:0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9-07-08 12:00: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7-08 12:15: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9-07-08 12:30: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9-07-08 12:45:0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9-07-08 13:00: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9-07-08 13:15: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9-07-08 13:30:0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9-07-08 13:45: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19-07-08 14:00: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9-07-08 14:15: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9-07-08 14:30: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9-07-08 14:45: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9-07-08 15:00: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9-07-08 15:15: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9-07-08 15:30: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9-07-08 15:45: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9-07-08 16:00: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9-07-08 16:15: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9-07-08 16:30: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9-07-08 16:45: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9-07-08 17:00: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9-07-08 17:15: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9-07-08 17:30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9-07-08 17:45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9-07-08 18:00: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9-07-08 18:15: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9-07-08 18:30: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9-07-08 18:45: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9-07-08 19:00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9-07-08 19:15: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9-07-08 19:30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9-07-08 19:45: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9-07-08 20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8 20:1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9-07-08 2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21:4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08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22:1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7-08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8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6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9 0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06:3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7-09 06:4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9 07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7-09 07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9 07:30: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9-07-09 07:45: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9-07-09 08:00: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9-07-09 08:15: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9-07-09 08:30: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9-07-09 08:45:0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9-07-09 09:00: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9-07-09 09:15: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9-07-09 09:30: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9-07-09 09:45: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7-09 10:00: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9-07-09 10:15: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9-07-09 10:30: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9-07-09 10:45: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9-07-09 11:00: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9-07-09 11:15: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9-07-09 11:30: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9-07-09 11:45: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7-09 12:00: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9-07-09 12:15:0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9-07-09 12:30: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9-07-09 12:45: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9-07-09 13:00:0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19-07-09 13:15: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9-07-09 13:30: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9-07-09 13:45: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9-07-09 14:00:0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19-07-09 14:15: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9-07-09 14:30: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9-07-09 14:45: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9-07-09 15:00: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9-07-09 15:15: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9-07-09 15:30: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9-07-09 15:45: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9-07-09 16:00: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9-07-09 16:15: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9-07-09 16:30: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9-07-09 16:45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9-07-09 17:00: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9-07-09 17:15: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9-07-09 17:30: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9-07-09 17:45: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9-07-09 18:00: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9-07-09 18:15: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9-07-09 18:30: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9-07-09 18:45: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9-07-09 19:00: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9-07-09 19:15: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9-07-09 19:30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9-07-09 19:45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9-07-09 20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09 2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2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09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06:1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10 06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0 06:4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0 07:0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9-07-10 07:15: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9-07-10 07:30: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9-07-10 07:45: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9-07-10 08:00: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9-07-10 08:15: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7-10 08:30: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9-07-10 08:45: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9-07-10 09:00: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9-07-10 09:15: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7-10 09:30: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9-07-10 09:45: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9-07-10 10:00: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9-07-10 10:15: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9-07-10 10:30: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9-07-10 10:45: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9-07-10 11:00: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9-07-10 11:15: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9-07-10 11:30: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9-07-10 11:45:0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9-07-10 12:00:0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9-07-10 12:15: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9-07-10 12:30: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9-07-10 12:45:0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9-07-10 13:00: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9-07-10 13:15: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9-07-10 13:30: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9-07-10 13:45: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9-07-10 14:00: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9-07-10 14:15: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9-07-10 14:30: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9-07-10 14:45: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9-07-10 15:00: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9-07-10 15:15: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9-07-10 15:30: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9-07-10 15:45: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9-07-10 16:00: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9-07-10 16:15: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9-07-10 16:30: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9-07-10 16:45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9-07-10 17:00: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9-07-10 17:15: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9-07-10 17:30: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9-07-10 17:45: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9-07-10 18:00: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9-07-10 18:15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9-07-10 18:30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9-07-10 18:45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9-07-10 19:00: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9-07-10 19:15: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9-07-10 19:30: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9-07-10 19:45: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9-07-10 2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20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0 20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0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0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5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1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5:4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1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6:1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11 0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6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7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07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1 07:30: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9-07-11 07:45: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9-07-11 08:00: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9-07-11 08:15: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9-07-11 08:30: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9-07-11 08:45: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9-07-11 09:00: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9-07-11 09:15: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9-07-11 09:30: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9-07-11 09:45: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9-07-11 10:00: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9-07-11 10:15: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9-07-11 10:30:0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9-07-11 10:45: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9-07-11 11:00: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9-07-11 11:15: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07-11 11:30:0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9-07-11 11:45: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9-07-11 12:00: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9-07-11 12:15: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9-07-11 12:30:0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019-07-11 12:45:0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9-07-11 13:00: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9-07-11 13:15: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9-07-11 13:30:0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9-07-11 13:45:0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19-07-11 14:00: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9-07-11 14:15: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9-07-11 14:30: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9-07-11 14:45: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9-07-11 15:00: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9-07-11 15:15: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9-07-11 15:30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9-07-11 15:45: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9-07-11 16:00: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9-07-11 16:15: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9-07-11 16:30: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9-07-11 16:45: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9-07-11 17:00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9-07-11 17:15: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9-07-11 17:30: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9-07-11 17:45: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9-07-11 18:00: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9-07-11 18:15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9-07-11 18:30: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9-07-11 18:45: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9-07-11 19:00: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9-07-11 19:15: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9-07-11 19:30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9-07-11 19:45: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9-07-11 20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1 20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1 2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20:4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1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22:0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9-07-11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1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06:3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12 06:4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2 07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12 07:1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12 07:30: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9-07-12 07:45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9-07-12 08:00: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9-07-12 08:15:0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9-07-12 08:30: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9-07-12 08:45: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9-07-12 09:00: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9-07-12 09:15: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9-07-12 09:30: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9-07-12 09:45: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9-07-12 10:00: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9-07-12 10:15: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9-07-12 10:30: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9-07-12 10:45:0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9-07-12 11:00: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9-07-12 11:15: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9-07-12 11:30: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9-07-12 11:45:0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9-07-12 12:00: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9-07-12 12:15: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9-07-12 12:30: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9-07-12 12:45: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9-07-12 13:00: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9-07-12 13:15: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9-07-12 13:30: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9-07-12 13:45: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9-07-12 14:00: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9-07-12 14:15: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9-07-12 14:30: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9-07-12 14:45: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9-07-12 15:00: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9-07-12 15:15: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9-07-12 15:30: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9-07-12 15:45: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9-07-12 16:00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9-07-12 16:15: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9-07-12 16:30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9-07-12 16:45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9-07-12 17:00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9-07-12 17:15: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9-07-12 17:30: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9-07-12 17:45: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9-07-12 18:00: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9-07-12 18:15: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9-07-12 18:30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9-07-12 18:45: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9-07-12 19:00: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9-07-12 19:15: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9-07-12 19:30: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9-07-12 19:45: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9-07-12 2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20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2 2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21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2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2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0:3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13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6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7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07:1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13 07:30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9-07-13 07:45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9-07-13 08:00: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9-07-13 08:15: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9-07-13 08:30:0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9-07-13 08:45: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9-07-13 09:00: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9-07-13 09:15: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9-07-13 09:30: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9-07-13 09:45: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9-07-13 10:00: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7-13 10:15: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9-07-13 10:30: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9-07-13 10:45: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9-07-13 11:00: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9-07-13 11:15: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7-13 11:30: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9-07-13 11:45:0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9-07-13 12:00: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9-07-13 12:15: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9-07-13 12:30: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9-07-13 12:45: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9-07-13 13:00: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9-07-13 13:15: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9-07-13 13:30: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9-07-13 13:45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9-07-13 14:00: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9-07-13 14:15: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9-07-13 14:3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9-07-13 14:4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7-13 15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7-13 15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3 1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1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1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1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16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3 16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17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17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17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17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18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18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3 18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1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19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3 19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19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19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2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2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2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3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6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7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7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7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7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8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8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8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9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9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9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09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6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7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7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7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7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8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8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8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9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9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9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19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2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2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2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23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4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4 23:4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5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6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07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5 07:1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9-07-15 07:30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9-07-15 07:45: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9-07-15 08:00: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9-07-15 08:15: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9-07-15 08:30: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9-07-15 08:45: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9-07-15 09:00: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9-07-15 09:15: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9-07-15 09:30: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9-07-15 09:45: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07-15 10:00: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9-07-15 10:15: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9-07-15 10:30: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9-07-15 10:45:0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9-07-15 11:00:0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9-07-15 11:15: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9-07-15 11:30: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9-07-15 11:45: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9-07-15 12:00: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9-07-15 12:15: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9-07-15 12:30: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9-07-15 12:45: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9-07-15 13:00:0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2019-07-15 13:15: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9-07-15 13:30: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9-07-15 13:45: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9-07-15 14:00: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9-07-15 14:15: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9-07-15 14:30: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9-07-15 14:45: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9-07-15 15:00: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9-07-15 15:15: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9-07-15 15:30: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9-07-15 15:45: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9-07-15 16:00: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9-07-15 16:15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9-07-15 16:30: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9-07-15 16:45: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9-07-15 17:00: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9-07-15 17:15: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9-07-15 17:30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9-07-15 17:45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9-07-15 18:00: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9-07-15 18:15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9-07-15 18:30: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9-07-15 18:45: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9-07-15 19:00: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9-07-15 19:15: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9-07-15 19:30: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9-07-15 19:45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9-07-15 20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7-15 2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2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21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5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21:4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15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5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5:4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6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6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6 06:3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7-16 06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07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6 07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6 07:30: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9-07-16 07:45: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9-07-16 08:00: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9-07-16 08:15: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9-07-16 08:30: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9-07-16 08:45: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9-07-16 09:00: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9-07-16 09:15: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9-07-16 09:30: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9-07-16 09:45: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9-07-16 10:00: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9-07-16 10:15: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9-07-16 10:30: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9-07-16 10:45:0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19-07-16 11:00: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9-07-16 11:15: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9-07-16 11:30: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9-07-16 11:45: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9-07-16 12:00:0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9-07-16 12:15:0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9-07-16 12:30:0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19-07-16 12:45: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9-07-16 13:00: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9-07-16 13:15:0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19-07-16 13:30:0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19-07-16 13:45: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9-07-16 14:00:0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19-07-16 14:15: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9-07-16 14:30: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9-07-16 14:45: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9-07-16 15:00: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9-07-16 15:15: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9-07-16 15:30: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9-07-16 15:45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9-07-16 16:00: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9-07-16 16:15: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9-07-16 16:30: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9-07-16 16:45: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9-07-16 17:00: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9-07-16 17:15: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9-07-16 17:30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9-07-16 17:45: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9-07-16 18:00: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9-07-16 18:15: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9-07-16 18:30: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9-07-16 18:45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9-07-16 19:00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9-07-16 19:15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9-07-16 19:30: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9-07-16 19:45: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9-07-16 20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6 20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6 2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22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6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6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6:3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17 06:4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17 07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7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07:30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9-07-17 07:45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9-07-17 08:00:0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9-07-17 08:15: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9-07-17 08:30: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9-07-17 08:45: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9-07-17 09:00: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9-07-17 09:15: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9-07-17 09:30: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9-07-17 09:45: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7-17 10:00:0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9-07-17 10:15: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19-07-17 10:30:0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9-07-17 10:45: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9-07-17 11:00: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9-07-17 11:15: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9-07-17 11:30: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9-07-17 11:45: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9-07-17 12:00: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9-07-17 12:15: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9-07-17 12:30:0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9-07-17 12:45:0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9-07-17 13:00: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9-07-17 13:15: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9-07-17 13:30: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2019-07-17 13:45:0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2019-07-17 14:00: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9-07-17 14:15: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9-07-17 14:30: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9-07-17 14:45: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9-07-17 15:00: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9-07-17 15:15: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9-07-17 15:30: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9-07-17 15:45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9-07-17 16:00: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9-07-17 16:15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9-07-17 16:30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9-07-17 16:45: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9-07-17 17:00: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9-07-17 17:15: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9-07-17 17:30: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9-07-17 17:45: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9-07-17 18:00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9-07-17 18:15: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9-07-17 18:30: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9-07-17 18:45: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9-07-17 19:00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9-07-17 19:15: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9-07-17 19:30: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9-07-17 19:45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9-07-17 20:0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9-07-17 20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7 20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7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21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7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21:3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17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7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5:4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8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6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07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8 07:1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18 07:30: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9-07-18 07:45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9-07-18 08:00: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9-07-18 08:15: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9-07-18 08:30: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9-07-18 08:45:0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19-07-18 09:00: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9-07-18 09:15: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7-18 09:30:0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9-07-18 09:45: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9-07-18 10:00: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07-18 10:15:0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9-07-18 10:30: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9-07-18 10:45: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9-07-18 11:00:0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9-07-18 11:15: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9-07-18 11:30: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07-18 11:45: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9-07-18 12:00: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7-18 12:15: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9-07-18 12:30:0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9-07-18 12:45: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9-07-18 13:00:0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2019-07-18 13:15: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9-07-18 13:30: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9-07-18 13:45:0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9-07-18 14:00: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7-18 14:15: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9-07-18 14:30: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9-07-18 14:45: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9-07-18 15:00: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9-07-18 15:15: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9-07-18 15:30: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9-07-18 15:45: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9-07-18 16:00: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9-07-18 16:15: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9-07-18 16:30: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9-07-18 16:45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9-07-18 17:00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9-07-18 17:15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9-07-18 17:30: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9-07-18 17:45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9-07-18 18:00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9-07-18 18:15: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9-07-18 18:30: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9-07-18 18:45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9-07-18 19:00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9-07-18 19:15: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9-07-18 19:30: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9-07-18 19:45: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9-07-18 20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18 2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2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8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6:4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9 07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7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07:30: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9-07-19 07:45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9-07-19 08:00: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9-07-19 08:15:0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9-07-19 08:30: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9-07-19 08:45: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9-07-19 09:00: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9-07-19 09:15:0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9-07-19 09:30: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9-07-19 09:45: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9-07-19 10:00: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9-07-19 10:15: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9-07-19 10:30: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9-07-19 10:45: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9-07-19 11:00: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9-07-19 11:15: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9-07-19 11:30: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07-19 11:45: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9-07-19 12:00: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9-07-19 12:15: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9-07-19 12:30:0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9-07-19 12:45: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9-07-19 13:00:0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9-07-19 13:15: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9-07-19 13:30: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9-07-19 13:45: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9-07-19 14:00: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9-07-19 14:15: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9-07-19 14:30: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9-07-19 14:45: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9-07-19 15:00: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9-07-19 15:15: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9-07-19 15:30: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9-07-19 15:45: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9-07-19 16:00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9-07-19 16:15: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9-07-19 16:30: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9-07-19 16:45: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9-07-19 17:00: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9-07-19 17:15: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9-07-19 17:30: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9-07-19 17:45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9-07-19 18:00: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9-07-19 18:15: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9-07-19 18:30: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9-07-19 18:45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9-07-19 19:00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9-07-19 19:15: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9-07-19 19:30: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9-07-19 19:45: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9-07-19 20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9 20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19 2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19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6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07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20 07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0 07:3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20 07:45: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9-07-20 08:00: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9-07-20 08:15: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9-07-20 08:30: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9-07-20 08:45: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9-07-20 09:00: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9-07-20 09:15: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9-07-20 09:30: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9-07-20 09:45: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9-07-20 10:00: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9-07-20 10:15: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9-07-20 10:30: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9-07-20 10:45: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9-07-20 11:00: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9-07-20 11:15: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9-07-20 11:30: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9-07-20 11:45: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07-20 12:00: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9-07-20 12:15: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9-07-20 12:30: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9-07-20 12:45: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9-07-20 13:00: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9-07-20 13:15: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9-07-20 13:30: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9-07-20 13:45: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9-07-20 14:00: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9-07-20 14:15: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9-07-20 14:30: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9-07-20 14:45: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9-07-20 15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0 15:1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7-20 15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0 15:4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0 1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1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1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16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17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0 17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17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17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18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18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18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1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19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19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19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19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2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2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2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0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4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21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6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7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7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7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7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8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8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8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9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9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9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09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6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7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7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7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7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8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8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1 18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9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9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9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19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2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2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2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1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06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2 06:4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2 07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2 07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2 07:30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9-07-22 07:45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9-07-22 08:00: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9-07-22 08:15: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9-07-22 08:30: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9-07-22 08:45: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9-07-22 09:00: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9-07-22 09:15:0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19-07-22 09:30: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9-07-22 09:45: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7-22 10:00: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9-07-22 10:15: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9-07-22 10:30: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9-07-22 10:45: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9-07-22 11:00: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9-07-22 11:15: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9-07-22 11:30:0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9-07-22 11:45: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9-07-22 12:00: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9-07-22 12:15: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9-07-22 12:30: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9-07-22 12:45: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9-07-22 13:00: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9-07-22 13:15: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9-07-22 13:30: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9-07-22 13:45:0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19-07-22 14:00: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9-07-22 14:15: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9-07-22 14:30: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9-07-22 14:45: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9-07-22 15:00: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9-07-22 15:15: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9-07-22 15:30: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9-07-22 15:45: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9-07-22 16:00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9-07-22 16:15: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9-07-22 16:30: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9-07-22 16:45: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9-07-22 17:00: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9-07-22 17:15: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9-07-22 17:30: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9-07-22 17:45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9-07-22 18:00: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9-07-22 18:15: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9-07-22 18:30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9-07-22 18:45: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9-07-22 19:00: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9-07-22 19:15: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9-07-22 19:30: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9-07-22 19:45: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9-07-22 20:00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9-07-22 20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2 20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2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21:4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2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2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1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3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06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3 06:4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3 07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3 07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3 07:30: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9-07-23 07:45: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9-07-23 08:00: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9-07-23 08:15:0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9-07-23 08:30: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9-07-23 08:45:0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9-07-23 09:00: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9-07-23 09:15: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9-07-23 09:30: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9-07-23 09:45:0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9-07-23 10:00: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9-07-23 10:15: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9-07-23 10:30:0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9-07-23 10:45:0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19-07-23 11:00:0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19-07-23 11:15: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9-07-23 11:30: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9-07-23 11:45: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9-07-23 12:00: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7-23 12:15: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9-07-23 12:30: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7-23 12:45: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9-07-23 13:00: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9-07-23 13:15: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9-07-23 13:30:0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9-07-23 13:45: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9-07-23 14:00: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9-07-23 14:15: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07-23 14:30: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9-07-23 14:45: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9-07-23 15:00: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9-07-23 15:15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9-07-23 15:30: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9-07-23 15:45: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9-07-23 16:00: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9-07-23 16:15: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9-07-23 16:30: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9-07-23 16:45: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9-07-23 17:00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9-07-23 17:15: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9-07-23 17:30: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9-07-23 17:45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9-07-23 18:00: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9-07-23 18:15: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9-07-23 18:30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9-07-23 18:45: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9-07-23 19:00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9-07-23 19:15: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9-07-23 19:30: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9-07-23 19:45: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9-07-23 20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7-23 2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20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3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22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3 22:4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3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3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0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4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6:4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4 07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07:15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7-24 07:30: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9-07-24 07:45: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9-07-24 08:00:0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9-07-24 08:15: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9-07-24 08:30: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9-07-24 08:45: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9-07-24 09:00: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9-07-24 09:15: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9-07-24 09:30: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9-07-24 09:45: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9-07-24 10:00: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7-24 10:15:0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9-07-24 10:30:0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9-07-24 10:45: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9-07-24 11:00:0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19-07-24 11:15:0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9-07-24 11:30: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9-07-24 11:45: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9-07-24 12:00: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9-07-24 12:15: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9-07-24 12:30:0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9-07-24 12:45:0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9-07-24 13:00: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9-07-24 13:15: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9-07-24 13:30:0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9-07-24 13:45: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9-07-24 14:00: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9-07-24 14:15: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9-07-24 14:30: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9-07-24 14:45: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9-07-24 15:00: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9-07-24 15:15: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9-07-24 15:30: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9-07-24 15:45: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9-07-24 16:00: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9-07-24 16:15: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9-07-24 16:30: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9-07-24 16:45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9-07-24 17:00: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9-07-24 17:15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9-07-24 17:30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9-07-24 17:45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9-07-24 18:00: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9-07-24 18:15: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9-07-24 18:30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9-07-24 18:45: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9-07-24 19:00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9-07-24 19:15: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9-07-24 19:30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9-07-24 19:45: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9-07-24 20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7-24 20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4 20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4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21:0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9-07-24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4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6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5 0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6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07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5 07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5 07:30: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9-07-25 07:45: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9-07-25 08:00: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9-07-25 08:15: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9-07-25 08:30: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9-07-25 08:45: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9-07-25 09:00: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9-07-25 09:15:0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9-07-25 09:30: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9-07-25 09:45: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9-07-25 10:00: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9-07-25 10:15: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9-07-25 10:30:0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9-07-25 10:45: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9-07-25 11:00: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9-07-25 11:15: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9-07-25 11:30: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07-25 11:45: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9-07-25 12:00: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9-07-25 12:15: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9-07-25 12:30: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9-07-25 12:45: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9-07-25 13:00:0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9-07-25 13:15: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9-07-25 13:30: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9-07-25 13:45: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9-07-25 14:00: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9-07-25 14:15: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9-07-25 14:30: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07-25 14:45: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9-07-25 15:00: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9-07-25 15:15: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9-07-25 15:30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9-07-25 15:45: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9-07-25 16:00: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9-07-25 16:15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9-07-25 16:30: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9-07-25 16:45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9-07-25 17:00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9-07-25 17:15: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9-07-25 17:30: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9-07-25 17:45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9-07-25 18:00: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9-07-25 18:15: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9-07-25 18:30: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9-07-25 18:45: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9-07-25 19:00: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9-07-25 19:15: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9-07-25 19:30: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9-07-25 19:45: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9-07-25 20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5 20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5 2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23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25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5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0:4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6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6:3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26 06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07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6 07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6 07:30: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9-07-26 07:45: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9-07-26 08:00:0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9-07-26 08:15: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9-07-26 08:30:0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9-07-26 08:45: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9-07-26 09:00:0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2019-07-26 09:15:0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19-07-26 09:30: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7-26 09:45: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9-07-26 10:00: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9-07-26 10:15: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9-07-26 10:30:0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9-07-26 10:45: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9-07-26 11:00: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7-26 11:15: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9-07-26 11:30: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9-07-26 11:45: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9-07-26 12:00: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9-07-26 12:15: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9-07-26 12:30: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9-07-26 12:45:0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9-07-26 13:00: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7-26 13:15: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9-07-26 13:30: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9-07-26 13:45: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9-07-26 14:00: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9-07-26 14:15: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9-07-26 14:30: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9-07-26 14:45: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9-07-26 15:00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9-07-26 15:15: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9-07-26 15:30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9-07-26 15:45: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9-07-26 16:00: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9-07-26 16:15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9-07-26 16:30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9-07-26 16:45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9-07-26 17:00: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9-07-26 17:15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9-07-26 17:30: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9-07-26 17:45: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9-07-26 18:00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9-07-26 18:15: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9-07-26 18:30: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9-07-26 18:45: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9-07-26 19:00: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9-07-26 19:15: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9-07-26 19:30: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9-07-26 19:45: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9-07-26 2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2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20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6 20:4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6 21:0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9-07-26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21:3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9-07-26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22:3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26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6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6:4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27 07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07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7 07:3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9-07-27 07:45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9-07-27 08:00: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7-27 08:15: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7-27 08:30:0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19-07-27 08:45: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9-07-27 09:00: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9-07-27 09:15: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9-07-27 09:30: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9-07-27 09:45: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9-07-27 10:00: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9-07-27 10:15: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9-07-27 10:30: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9-07-27 10:45: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9-07-27 11:00: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9-07-27 11:15: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9-07-27 11:30: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9-07-27 11:45: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9-07-27 12:00: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9-07-27 12:15: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9-07-27 12:30: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9-07-27 12:45: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-07-27 13:00: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9-07-27 13:15: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9-07-27 13:30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9-07-27 13:45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9-07-27 14:00: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9-07-27 14:15: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9-07-27 14:3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9-07-27 14:45: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9-07-27 15:00: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9-07-27 15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7 1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1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1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1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1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16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17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17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17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7 17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18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7 18:15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9-07-27 18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7 1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19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19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19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19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2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2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2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7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6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7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7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7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7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8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8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8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9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9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9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09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6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7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7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7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7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8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8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8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8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9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9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19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8 19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2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2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2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8 23:4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9 00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9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6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6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6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07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9 07:1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29 07:30: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9-07-29 07:45: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9-07-29 08:00: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9-07-29 08:15: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9-07-29 08:30:0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9-07-29 08:45:0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9-07-29 09:00:0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19-07-29 09:15: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9-07-29 09:30: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9-07-29 09:45: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9-07-29 10:00: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9-07-29 10:15: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9-07-29 10:30:0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9-07-29 10:45:0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9-07-29 11:00:0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9-07-29 11:15:0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9-07-29 11:30: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9-07-29 11:45: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9-07-29 12:00: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9-07-29 12:15: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9-07-29 12:30: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9-07-29 12:45: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9-07-29 13:00:0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9-07-29 13:15: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19-07-29 13:30:0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9-07-29 13:45: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9-07-29 14:00: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9-07-29 14:15:0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9-07-29 14:30: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9-07-29 14:45: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9-07-29 15:00: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9-07-29 15:15: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9-07-29 15:30: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9-07-29 15:45: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9-07-29 16:00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9-07-29 16:15: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9-07-29 16:30: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9-07-29 16:45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9-07-29 17:00: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9-07-29 17:15: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9-07-29 17:30: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9-07-29 17:45: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9-07-29 18:00: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9-07-29 18:15: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9-07-29 18:30: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9-07-29 18:45: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9-07-29 19:00: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9-07-29 19:15: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9-07-29 19:30: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9-07-29 19:45: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9-07-29 20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29 2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20:3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29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21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29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2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2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29 2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0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1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3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4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4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4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5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5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5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6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06:1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30 06:3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30 06:4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30 07:00: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9-07-30 07:15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30 07:30: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9-07-30 07:45: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9-07-30 08:00: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7-30 08:15: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9-07-30 08:30: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9-07-30 08:45: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9-07-30 09:00:0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19-07-30 09:15: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2019-07-30 09:30: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9-07-30 09:45: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9-07-30 10:00: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9-07-30 10:15:0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9-07-30 10:30:0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9-07-30 10:45:0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9-07-30 11:00: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9-07-30 11:15: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9-07-30 11:30: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9-07-30 11:45: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9-07-30 12:00: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9-07-30 12:15: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9-07-30 12:3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9-07-30 1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13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30 13:15: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9-07-30 13:30:0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2019-07-30 13:45:0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9-07-30 14:00:0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9-07-30 14:15: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9-07-30 14:30: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9-07-30 14:45: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9-07-30 15:00: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9-07-30 15:15: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9-07-30 15:30: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9-07-30 15:45: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9-07-30 16:00: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9-07-30 16:15: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9-07-30 16:30: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9-07-30 16:45: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9-07-30 17:00: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9-07-30 17:15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9-07-30 17:30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9-07-30 17:45: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9-07-30 18:00: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9-07-30 18:15: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9-07-30 18:30: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9-07-30 18:45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9-07-30 19:00: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9-07-30 19:15: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9-07-30 19:30: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9-07-30 19:45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9-07-30 20:00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7-30 20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20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20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2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21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21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21:45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7-30 2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2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22:3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9-07-30 22:4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23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23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23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7-30 23:45: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762" meta:object-count="0"/>
    <meta:generator>LibreOffice/5.1.6.2$Linux_X86_64 LibreOffice_project/10m0$Build-2</meta:generator>
  </office:meta>
</office:document-meta>
</file>